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ec5" officeooo:paragraph-rsid="00020ec5"/>
    </style:style>
    <style:style style:name="P2" style:family="paragraph" style:parent-style-name="Standard">
      <style:text-properties officeooo:rsid="000354b2" officeooo:paragraph-rsid="000354b2"/>
    </style:style>
    <style:style style:name="T1" style:family="text">
      <style:text-properties officeooo:rsid="000354b2"/>
    </style:style>
    <style:style style:name="T2" style:family="text">
      <style:text-properties officeooo:rsid="00050348"/>
    </style:style>
    <style:style style:name="T3" style:family="text">
      <style:text-properties officeooo:rsid="0005e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s/>Display all the information of the emp table.</text:p>
      <text:p text:style-name="P1">&gt; <text:s text:c="2"/>select * from emp;</text:p>
      <text:p text:style-name="P1"/>
      <text:p text:style-name="P1">2) <text:s/>Display unique job from emp table.</text:p>
      <text:p text:style-name="P1">&gt; <text:s text:c="2"/>select distinct job from emp;</text:p>
      <text:p text:style-name="P1"/>
      <text:p text:style-name="P1">3) <text:s/>Display list the details of emp in asc order of their salary.</text:p>
      <text:p text:style-name="P2">&gt; <text:s text:c="3"/><text:span text:style-name="T2">select * from emp order by sal asc;</text:span></text:p>
      <text:p text:style-name="P2"/>
      <text:p text:style-name="P1">4) <text:s/>list the details of the emp in the emps in asc order of the deptno and desc of jobs.</text:p>
      <text:p text:style-name="P2">&gt; <text:s text:c="2"/><text:span text:style-name="T2">select * from emp <text:s/>order by deptno asc job desc;</text:span></text:p>
      <text:p text:style-name="P2"/>
      <text:p text:style-name="P1">5) <text:s/>Display all the unique job groups in the desc<text:span text:style-name="T1">ending order.</text:span></text:p>
      <text:p text:style-name="P2">&gt; <text:s text:c="2"/><text:span text:style-name="T2">select distinct job from emp order by job desc;</text:span></text:p>
      <text:p text:style-name="P2"/>
      <text:p text:style-name="P2">6) <text:s/>Display all the details of ‘mrgs’.</text:p>
      <text:p text:style-name="P2">&gt; select * from emp where job=’Manager’;</text:p>
      <text:p text:style-name="P2"/>
      <text:p text:style-name="P2">7)List the emps who joined before 1981.</text:p>
      <text:p text:style-name="P2">&gt; select hiredate from emp where hiredate&lt;'1981-01-01';</text:p>
      <text:p text:style-name="P2"/>
      <text:p text:style-name="P2">8)List the Empno,Ename,Sal,Daily Sal of all Employees in the Asc order of Annsal.</text:p>
      <text:p text:style-name="P2">&gt; select empno,ename,sal,sal/30 as perdaysal,sal+12 as an<text:span text:style-name="T3">n</text:span>ual from emp <text:span text:style-name="T3">order by </text:span><text:s/>an<text:span text:style-name="T3">n</text:span>ual asc; </text:p>
      <text:p text:style-name="P2"/>
      <text:p text:style-name="P2">9)Display the empn0, ename,job,hiredate ,exp of all mrgs.</text:p>
      <text:p text:style-name="P2">&gt;<text:span text:style-name="T3">select empno,ename,job,hiredate,Datediff(mm,hiredate,GETDATA())as emp from emp where job=’MANAGER’;</text:span></text:p>
      <text:p text:style-name="P2"/>
      <text:p text:style-name="P2">10) List the empno,ename,sal,exp of all emps <text:span text:style-name="T2">working for mgr 7839.</text:span></text:p>
      <text:p text:style-name="P2">&gt; <text:span text:style-name="T3">select empno,ename,sal,Datediff(mm,hiredate,GETDATA()) as exp from emp where mgr=7839;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0:33:43.191403153</meta:creation-date>
    <dc:date>2019-06-28T11:09:48.722326140</dc:date>
    <meta:editing-duration>PT5M34S</meta:editing-duration>
    <meta:editing-cycles>1</meta:editing-cycles>
    <meta:document-statistic meta:table-count="0" meta:image-count="0" meta:object-count="0" meta:page-count="1" meta:paragraph-count="20" meta:word-count="190" meta:character-count="1158" meta:non-whitespace-character-count="967"/>
    <meta:generator>LibreOffice/6.0.3.2$Linux_X86_64 LibreOffice_project/00m0$Build-2</meta:generator>
  </office:meta>
</office:document-meta>
</file>